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lantae_Phylum_Classus_Famili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phylum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отдел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phylum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phylum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phylum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classes</text:p>
          </table:table-cell>
          <table:table-cell office:value-type="string">
            <text:p>class</text:p>
          </table:table-cell>
          <table:table-cell office:value-type="string">
            <text:p>класс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class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class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7:07</meta:creation-date>
    <dc:date>2014-08-25T19:34:44.73</dc:date>
    <dc:language>es-ES</dc:language>
    <meta:editing-cycles>4</meta:editing-cycles>
    <meta:editing-duration>PT2M10S</meta:editing-duration>
    <dc:creator>Konstantin Grebennikov</dc:creator>
    <meta:document-statistic meta:table-count="13" meta:cell-count="142" meta:object-count="0"/>
    <meta:user-defined meta:name="Info 1"/>
    <meta:user-defined meta:name="Info 2"/>
    <meta:user-defined meta:name="Info 3"/>
    <meta:user-defined meta:name="Info 4"/>
  </office:meta>
</office:document-meta>
</file>